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9601" officeooo:paragraph-rsid="00189601"/>
    </style:style>
    <style:style style:name="P2" style:family="paragraph" style:parent-style-name="Standard">
      <style:text-properties officeooo:rsid="00189601" officeooo:paragraph-rsid="001d3928"/>
    </style:style>
    <style:style style:name="P3" style:family="paragraph" style:parent-style-name="Standard">
      <style:text-properties officeooo:rsid="00189601" officeooo:paragraph-rsid="001f86f0"/>
    </style:style>
    <style:style style:name="T1" style:family="text">
      <style:text-properties officeooo:rsid="0018a972"/>
    </style:style>
    <style:style style:name="T2" style:family="text">
      <style:text-properties officeooo:rsid="001a4dd7"/>
    </style:style>
    <style:style style:name="T3" style:family="text">
      <style:text-properties officeooo:rsid="001b92ed"/>
    </style:style>
    <style:style style:name="T4" style:family="text">
      <style:text-properties officeooo:rsid="001d3928"/>
    </style:style>
    <style:style style:name="T5" style:family="text">
      <style:text-properties officeooo:rsid="001f3677"/>
    </style:style>
    <style:style style:name="T6" style:family="text">
      <style:text-properties officeooo:rsid="001f86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→ Wird von einem Prozess bereitgestellt und ist dann ein bspw. 2 byte großer Bereich in denen <text:tab/>Daten <text:span text:style-name="T1">als Bits (Nullen und Einsen) abgespeichert werden können.</text:span></text:p>
      <text:p text:style-name="P1"><text:tab/>→<text:span text:style-name="T2"> Beispiel in nodejs: Es wird ein 8 byte großer Buffer erzeugt.</text:span></text:p>
      <text:p text:style-name="P1"><text:tab/><text:tab/><text:span text:style-name="T2">const buff = Buffer.alloc(8);</text:span></text:p>
      <text:p text:style-name="P2"><text:tab/><text:tab/></text:p>
      <text:p text:style-name="P2"><text:span text:style-name="T3"><text:tab/><text:tab/>console.log(buff);</text:span></text:p>
      <text:p text:style-name="P1"><text:tab/><text:tab/>//<text:span text:style-name="T3">00 ist immer ein byte in hex-</text:span><text:span text:style-name="T4">Format</text:span><text:span text:style-name="T3">.</text:span></text:p>
      <text:p text:style-name="P1"><text:tab/><text:tab/><text:span text:style-name="T3">Output: &lt;Buffer 00 00 00 00 00 00 00 00&gt;</text:span></text:p>
      <text:p text:style-name="P1"/>
      <text:p text:style-name="P1"><text:tab/><text:tab/><text:span text:style-name="T4">buff.write(‘s‘, ‘utf-8‘);</text:span></text:p>
      <text:p text:style-name="P1"><text:tab/><text:tab/><text:span text:style-name="T4">console.log(buff)</text:span></text:p>
      <text:p text:style-name="P1"><text:tab/><text:tab/>//<text:span text:style-name="T4">73 representiert in utf-8 den bustaben s (in hex-Formant).</text:span></text:p>
      <text:p text:style-name="P1"><text:tab/><text:tab/><text:span text:style-name="T4">Output: &lt;Buffer 73 00 00 00 00 00 00 00&gt;</text:span></text:p>
      <text:p text:style-name="P1"/>
      <text:p text:style-name="P1"><text:tab/><text:tab/><text:tab/>→<text:span text:style-name="T5"> Ein Programm, das die Bytes ausließt, muss mitgeteilt werden, dass es</text:span></text:p>
      <text:p text:style-name="P1"><text:tab/><text:tab/><text:tab/><text:tab/><text:span text:style-name="T5">utf-8 nutzen soll, um die bytes zu dekodieren.</text:span></text:p>
      <text:p text:style-name="P1"/>
      <text:p text:style-name="P3">→<text:span text:style-name="T6"> Ein Buffer ist wie ein Array aus Bytes und jedes Byte kann mit einem index angesprogen </text:span></text:p>
      <text:p text:style-name="P3"><text:span text:style-name="T6"><text:tab/>werden, z.B.: </text:span></text:p>
      <text:p text:style-name="P3"><text:tab/><text:tab/></text:p>
      <text:p text:style-name="P3"><text:tab/><text:tab/><text:span text:style-name="T6">console.log(buff[0])</text:span></text:p>
      <text:p text:style-name="P3"><text:tab/><text:tab/><text:span text:style-name="T6">Outputt: 7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09:52:27.174138579</meta:creation-date>
    <meta:generator>LibreOffice/6.4.7.2$Linux_X86_64 LibreOffice_project/40$Build-2</meta:generator>
    <dc:date>2022-05-25T11:25:22.870248954</dc:date>
    <meta:editing-duration>PT22M24S</meta:editing-duration>
    <meta:editing-cycles>5</meta:editing-cycles>
    <meta:document-statistic meta:table-count="0" meta:image-count="0" meta:object-count="0" meta:page-count="1" meta:paragraph-count="18" meta:word-count="124" meta:character-count="772" meta:non-whitespace-character-count="628"/>
  </office:meta>
</office:document-meta>
</file>